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fo:font-weight="bold" officeooo:rsid="002055c0" officeooo:paragraph-rsid="002055c0" style:font-weight-asian="bold" style:font-weight-complex="bold"/>
    </style:style>
    <style:style style:name="P3" style:family="paragraph" style:parent-style-name="Standard">
      <style:text-properties officeooo:rsid="001407c0" officeooo:paragraph-rsid="001407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66e" style:font-weight-asian="normal" style:font-weight-complex="normal"/>
    </style:style>
    <style:style style:name="T3" style:family="text">
      <style:text-properties fo:color="#ff3333" fo:font-weight="normal" style:font-weight-asian="normal" style:font-weight-complex="normal"/>
    </style:style>
    <style:style style:name="T4" style:family="text">
      <style:text-properties fo:color="#ff3333" fo:font-style="italic" style:font-style-asian="italic" style:font-style-complex="italic"/>
    </style:style>
    <style:style style:name="T5" style:family="text">
      <style:text-properties officeooo:rsid="002055c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1466e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466e" style:font-style-asian="normal" style:font-style-complex="normal"/>
    </style:style>
    <style:style style:name="T11" style:family="text">
      <style:text-properties fo:font-style="normal" fo:font-weight="normal" officeooo:rsid="0021466e" style:font-style-asian="normal" style:font-weight-asian="normal" style:font-style-complex="normal" style:font-weight-complex="normal"/>
    </style:style>
    <style:style style:name="T12" style:family="text">
      <style:text-properties fo:color="#3333ff" fo:font-weight="normal" style:font-weight-asian="normal" style:font-weight-complex="normal"/>
    </style:style>
    <style:style style:name="T13" style:family="text">
      <style:text-properties fo:color="#3333ff" fo:font-style="italic" style:font-style-asian="italic" style:font-style-complex="italic"/>
    </style:style>
    <style:style style:name="T14" style:family="text">
      <style:text-properties officeooo:rsid="00214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5">1</text:span>L<text:span text:style-name="T5">6</text:span> German</text:p>
      <text:p text:style-name="P3"/>
      <text:p text:style-name="P3"/>
      <text:p text:style-name="P2">Modal Verbs</text:p>
      <text:p text:style-name="P2"/>
      <text:p text:style-name="P2"><text:tab/><text:span text:style-name="T1">Modal Verbs indicate a desire, ability, or obligation to do something.</text:span></text:p>
      <text:p text:style-name="P2"><text:span text:style-name="T1"><text:tab/>The </text:span><text:span text:style-name="T3">first verb</text:span><text:span text:style-name="T1"> in a sentence is conjugated. The </text:span><text:span text:style-name="T12">second verb</text:span><text:span text:style-name="T1"> is left in it's infinitive, basic form.</text:span></text:p>
      <text:p text:style-name="P2"><text:span text:style-name="T1"/></text:p>
      <text:p text:style-name="P2"><text:span text:style-name="T1"><text:tab/></text:span>Ex:</text:p>
      <text:p text:style-name="P2"><text:tab/><text:tab/><text:span text:style-name="T7">I </text:span><text:span text:style-name="T4">want to</text:span><text:span text:style-name="T7"> </text:span><text:span text:style-name="T13">shop</text:span><text:span text:style-name="T7"> for CDs.<text:tab/>Ich </text:span><text:span text:style-name="T4">will</text:span><text:span text:style-name="T6"> </text:span><text:span text:style-name="T7">CDs </text:span><text:span text:style-name="T13">kaufen</text:span><text:span text:style-name="T6">.</text:span></text:p>
      <text:p text:style-name="P2"/>
      <text:p text:style-name="P2"/>
      <text:p text:style-name="P2"><text:tab/><text:span text:style-name="T2">ich will<text:tab/><text:tab/></text:span><text:span text:style-name="T14">I want to</text:span></text:p>
      <text:p text:style-name="P2"><text:span text:style-name="T2"><text:tab/>ich kann<text:tab/><text:tab/></text:span><text:span text:style-name="T10">I can, I am able to</text:span></text:p>
      <text:p text:style-name="P2"><text:span text:style-name="T2"><text:tab/>ich soll<text:tab/><text:tab/><text:tab/></text:span><text:span text:style-name="T14">I am supposed to, I should, I ought to</text:span></text:p>
      <text:p text:style-name="P2"><text:span text:style-name="T2"><text:tab/>ich muss<text:tab/><text:tab/></text:span><text:span text:style-name="T10">I must, I have to</text:span></text:p>
      <text:p text:style-name="P2"><text:span text:style-name="T2"><text:tab/>ich darf<text:tab/><text:tab/></text:span><text:span text:style-name="T14">I may, I am allowed to, I am permitted to</text:span></text:p>
      <text:p text:style-name="P2"><text:span text:style-name="T2"><text:tab/>ich m[o]chte<text:tab/><text:tab/></text:span><text:span text:style-name="T14">I would like to</text:span></text:p>
      <text:p text:style-name="P2"><text:span text:style-name="T2"><text:tab/>ich mag<text:tab/><text:tab/></text:span><text:span text:style-name="T14">I like</text:span></text:p>
      <text:p text:style-name="P2">.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3:47:27.751288264</dc:date>
    <meta:editing-duration>PT1H3M</meta:editing-duration>
    <meta:editing-cycles>13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98" meta:character-count="471" meta:non-whitespace-character-count="367"/>
  </office:meta>
</office:document-meta>
</file>